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lusteringComparisonTable" style:family="table">
      <style:table-properties style:width="7.375in" fo:margin-left="0.0042in" table:align="left"/>
    </style:style>
    <style:style style:name="ClusteringComparisonTable.A" style:family="table-column">
      <style:table-column-properties style:column-width="0.8125in"/>
    </style:style>
    <style:style style:name="ClusteringComparisonTable.B" style:family="table-column">
      <style:table-column-properties style:column-width="0.6875in"/>
    </style:style>
    <style:style style:name="ClusteringComparisonTable.C" style:family="table-column">
      <style:table-column-properties style:column-width="0.9375in"/>
    </style:style>
    <style:style style:name="ClusteringComparisonTable.D" style:family="table-column">
      <style:table-column-properties style:column-width="0.5in"/>
    </style:style>
    <style:style style:name="ClusteringComparisonTable.E" style:family="table-column">
      <style:table-column-properties style:column-width="0.9493in"/>
    </style:style>
    <style:style style:name="ClusteringComparisonTable.F" style:family="table-column">
      <style:table-column-properties style:column-width="1.0507in"/>
    </style:style>
    <style:style style:name="ClusteringComparisonTable.G" style:family="table-column">
      <style:table-column-properties style:column-width="1.125in"/>
    </style:style>
    <style:style style:name="ClusteringComparisonTable.H" style:family="table-column">
      <style:table-column-properties style:column-width="0.75in"/>
    </style:style>
    <style:style style:name="ClusteringComparisonTable.I" style:family="table-column">
      <style:table-column-properties style:column-width="0.5625in"/>
    </style:style>
    <style:style style:name="ClusteringComparisonTable.A1" style:family="table-cell">
      <style:table-cell-properties fo:padding="0.0382in" fo:border-left="0.05pt solid #000000" fo:border-right="none" fo:border-top="0.05pt solid #000000" fo:border-bottom="0.05pt solid #000000"/>
    </style:style>
    <style:style style:name="ClusteringComparisonTable.I1" style:family="table-cell">
      <style:table-cell-properties fo:padding="0.0382in" fo:border="0.05pt solid #000000"/>
    </style:style>
    <style:style style:name="ClusteringComparisonTable.A2" style:family="table-cell">
      <style:table-cell-properties fo:padding="0.0382in" fo:border-left="0.05pt solid #000000" fo:border-right="none" fo:border-top="none" fo:border-bottom="0.05pt solid #000000"/>
    </style:style>
    <style:style style:name="ClusteringComparisonTable.I2" style:family="table-cell">
      <style:table-cell-properties fo:padding="0.0382in" fo:border-left="0.05pt solid #000000" fo:border-right="0.05pt solid #000000" fo:border-top="none" fo:border-bottom="0.05pt solid #000000"/>
    </style:style>
    <style:style style:name="P1" style:family="paragraph" style:parent-style-name="Standard" style:list-style-name="L2">
      <style:paragraph-properties fo:text-align="start" style:justify-single-word="false"/>
      <style:text-properties fo:color="#000000" fo:font-size="11pt" fo:font-weight="normal" officeooo:rsid="00094e7c" officeooo:paragraph-rsid="000237a1" style:font-size-asian="9.60000038146973pt" style:font-weight-asian="normal" style:font-size-complex="11pt" style:font-weight-complex="normal"/>
    </style:style>
    <style:style style:name="P2" style:family="paragraph" style:parent-style-name="Standard">
      <style:paragraph-properties fo:text-align="start" style:justify-single-word="false"/>
      <style:text-properties fo:color="#000000" fo:font-size="11pt" fo:font-weight="normal" officeooo:rsid="000237a1" officeooo:paragraph-rsid="000237a1"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fo:color="#000000" fo:font-size="11pt" fo:font-weight="normal" officeooo:rsid="0003c203" officeooo:paragraph-rsid="0003c203" style:font-size-asian="9.60000038146973pt" style:font-weight-asian="normal" style:font-size-complex="11pt" style:font-weight-complex="normal"/>
    </style:style>
    <style:style style:name="P4" style:family="paragraph" style:parent-style-name="Standard" style:list-style-name="L4">
      <style:paragraph-properties fo:text-align="start" style:justify-single-word="false"/>
      <style:text-properties fo:color="#000000" fo:font-size="11pt" fo:font-weight="normal" officeooo:rsid="0003c203" officeooo:paragraph-rsid="0003c203" style:font-size-asian="9.60000038146973pt" style:font-weight-asian="normal" style:font-size-complex="11pt" style:font-weight-complex="normal"/>
    </style:style>
    <style:style style:name="P5" style:family="paragraph" style:parent-style-name="Standard" style:list-style-name="L3">
      <style:paragraph-properties fo:text-align="start" style:justify-single-word="false"/>
      <style:text-properties fo:color="#000000" fo:font-size="11pt" fo:font-weight="normal" officeooo:rsid="0005496a" officeooo:paragraph-rsid="0005496a"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color="#000000" fo:font-size="11pt" fo:font-weight="normal" officeooo:rsid="00094e7c" officeooo:paragraph-rsid="000237a1" style:font-size-asian="11pt" style:font-weight-asian="normal" style:font-size-complex="11pt" style:font-weight-complex="normal"/>
    </style:style>
    <style:style style:name="P7" style:family="paragraph" style:parent-style-name="Standard">
      <style:paragraph-properties fo:text-align="start" style:justify-single-word="false"/>
      <style:text-properties fo:color="#000000" fo:font-size="11pt" fo:font-weight="normal" officeooo:rsid="000237a1" officeooo:paragraph-rsid="000237a1" style:font-size-asian="11pt" style:font-weight-asian="normal" style:font-size-complex="11pt" style:font-weight-complex="normal"/>
    </style:style>
    <style:style style:name="P8" style:family="paragraph" style:parent-style-name="Standard">
      <style:paragraph-properties fo:text-align="center" style:justify-single-word="false"/>
      <style:text-properties fo:color="#004586" fo:font-size="16pt" fo:font-weight="bold" officeooo:rsid="00034d1a" officeooo:paragraph-rsid="000237a1" style:font-size-asian="16pt" style:font-weight-asian="bold" style:font-size-complex="16pt" style:font-weight-complex="bold"/>
    </style:style>
    <style:style style:name="P9" style:family="paragraph" style:parent-style-name="Standard">
      <style:paragraph-properties fo:text-align="center" style:justify-single-word="false"/>
      <style:text-properties fo:color="#004586" fo:font-size="12pt" fo:font-weight="normal" officeooo:rsid="00034d1a" officeooo:paragraph-rsid="000237a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color="#004586" fo:font-size="12pt" fo:font-weight="normal" officeooo:rsid="000bf72f" officeooo:paragraph-rsid="000237a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004586" fo:font-size="14pt" fo:font-weight="normal" officeooo:rsid="00034d1a" officeooo:paragraph-rsid="000237a1"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color="#004586" fo:font-size="14pt" fo:font-weight="normal" officeooo:rsid="0006e805" officeooo:paragraph-rsid="000237a1"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color="#004586" fo:font-size="14pt" fo:font-weight="normal" officeooo:rsid="0003c203" officeooo:paragraph-rsid="000237a1" style:font-size-asian="14pt" style:font-weight-asian="normal" style:font-size-complex="14pt" style:font-weight-complex="normal"/>
    </style:style>
    <style:style style:name="P14"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0.5pt" fo:font-style="normal" style:text-underline-style="none" fo:font-weight="normal" officeooo:rsid="0003c203" officeooo:paragraph-rsid="0003c203" style:text-blinking="false" fo:background-color="transparent" style:font-size-asian="9.60000038146973pt" style:font-size-complex="11pt"/>
    </style:style>
    <style:style style:name="P15"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font-size-asian="9.60000038146973pt" style:font-size-complex="11pt"/>
    </style:style>
    <style:style style:name="P16"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0.5pt" fo:font-style="normal" style:text-underline-style="none" fo:font-weight="normal" officeooo:paragraph-rsid="0003c203" style:text-blinking="false" fo:background-color="transparent" style:font-size-asian="9.60000038146973pt" style:font-size-complex="11pt"/>
    </style:style>
    <style:style style:name="P17" style:family="paragraph" style:parent-style-name="Table_20_Heading">
      <style:text-properties fo:font-size="11pt" officeooo:rsid="000237a1" officeooo:paragraph-rsid="000237a1" style:font-size-asian="9.60000038146973pt" style:font-size-complex="11pt"/>
    </style:style>
    <style:style style:name="P18" style:family="paragraph" style:parent-style-name="Table_20_Heading">
      <style:text-properties officeooo:rsid="000237a1" officeooo:paragraph-rsid="000237a1"/>
    </style:style>
    <style:style style:name="P19" style:family="paragraph" style:parent-style-name="Table_20_Contents">
      <style:paragraph-properties fo:text-align="center" style:justify-single-word="false"/>
      <style:text-properties fo:font-size="11pt" officeooo:rsid="0003c203" officeooo:paragraph-rsid="0003c203" style:font-size-asian="9.60000038146973pt" style:font-size-complex="11pt"/>
    </style:style>
    <style:style style:name="P20" style:family="paragraph" style:parent-style-name="Table_20_Contents">
      <style:paragraph-properties fo:text-align="center" style:justify-single-word="false"/>
      <style:text-properties fo:font-size="11pt" style:font-size-asian="9.60000038146973pt" style:font-size-complex="11pt"/>
    </style:style>
    <style:style style:name="P21" style:family="paragraph" style:parent-style-name="Table_20_Contents">
      <style:paragraph-properties fo:text-align="center" style:justify-single-word="false"/>
      <style:text-properties fo:font-size="11pt" fo:font-weight="bold" officeooo:rsid="000237a1" officeooo:paragraph-rsid="000237a1" style:font-size-asian="9.60000038146973pt" style:font-weight-asian="bold" style:font-size-complex="11pt" style:font-weight-complex="bold"/>
    </style:style>
    <style:style style:name="T1" style:family="text">
      <style:text-properties officeooo:rsid="00094e7c"/>
    </style:style>
    <style:style style:name="T2" style:family="text">
      <style:text-properties style:text-position="super 58%" officeooo:rsid="000237a1"/>
    </style:style>
    <style:style style:name="T3" style:family="text">
      <style:text-properties officeooo:rsid="000237a1"/>
    </style:style>
    <style:style style:name="T4" style:family="text">
      <style:text-properties officeooo:rsid="0003c203"/>
    </style:style>
    <style:style style:name="T5" style:family="text">
      <style:text-properties officeooo:rsid="0005496a"/>
    </style:style>
    <style:style style:name="T6" style:family="text">
      <style:text-properties officeooo:rsid="00066e4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Weekly Report(Up until <text:span text:style-name="T3">10</text:span><text:span text:style-name="T2">th</text:span> <text:span text:style-name="T1">September</text:span>, 2015)</text:p>
      <text:p text:style-name="P9">Anirudh Tiwari</text:p>
      <text:p text:style-name="P9"/>
      <text:p text:style-name="P9"/>
      <text:p text:style-name="P11">Work Done</text:p>
      <text:p text:style-name="P7">Up until last time, I was looking at various means to increase the overlap of k-means. <text:s/>Meanwhile, I did a comparative analysis of K-means with various other clustering algorithms on the Jones et al. data set. <text:span text:style-name="T6">Detailed analysis file is attached with the report. </text:span></text:p>
      <text:p text:style-name="P6"/>
      <text:p text:style-name="P12">Results</text:p>
      <text:p text:style-name="P13"/>
      <table:table table:name="ClusteringComparisonTable" table:style-name="ClusteringComparisonTable">
        <table:table-column table:style-name="ClusteringComparisonTable.A"/>
        <table:table-column table:style-name="ClusteringComparisonTable.B"/>
        <table:table-column table:style-name="ClusteringComparisonTable.C"/>
        <table:table-column table:style-name="ClusteringComparisonTable.D"/>
        <table:table-column table:style-name="ClusteringComparisonTable.E"/>
        <table:table-column table:style-name="ClusteringComparisonTable.F"/>
        <table:table-column table:style-name="ClusteringComparisonTable.G"/>
        <table:table-column table:style-name="ClusteringComparisonTable.H"/>
        <table:table-column table:style-name="ClusteringComparisonTable.I"/>
        <table:table-header-rows>
          <table:table-row>
            <table:table-cell table:style-name="ClusteringComparisonTable.A1" office:value-type="string">
              <text:p text:style-name="P17">Clustering </text:p>
              <text:p text:style-name="P17">Method<text:span text:style-name="T4">s</text:span></text:p>
            </table:table-cell>
            <table:table-cell table:style-name="ClusteringComparisonTable.A1" office:value-type="string">
              <text:p text:style-name="P17">K-Means</text:p>
            </table:table-cell>
            <table:table-cell table:style-name="ClusteringComparisonTable.A1" office:value-type="string">
              <text:p text:style-name="P17">Affinity Propagation</text:p>
            </table:table-cell>
            <table:table-cell table:style-name="ClusteringComparisonTable.A1" office:value-type="string">
              <text:p text:style-name="P17">Mean </text:p>
              <text:p text:style-name="P17">Shift</text:p>
            </table:table-cell>
            <table:table-cell table:style-name="ClusteringComparisonTable.A1" office:value-type="string">
              <text:p text:style-name="P17">Hierarchical Ward</text:p>
            </table:table-cell>
            <table:table-cell table:style-name="ClusteringComparisonTable.A1" office:value-type="string">
              <text:p text:style-name="P17">Complete Agglomerative</text:p>
            </table:table-cell>
            <table:table-cell table:style-name="ClusteringComparisonTable.A1" office:value-type="string">
              <text:p text:style-name="P18">Average</text:p>
              <text:p text:style-name="P18">Agglomerative</text:p>
            </table:table-cell>
            <table:table-cell table:style-name="ClusteringComparisonTable.A1" office:value-type="string">
              <text:p text:style-name="P17">DBSCAN</text:p>
            </table:table-cell>
            <table:table-cell table:style-name="ClusteringComparisonTable.I1" office:value-type="string">
              <text:p text:style-name="P17">Birch</text:p>
            </table:table-cell>
          </table:table-row>
        </table:table-header-rows>
        <table:table-row>
          <table:table-cell table:style-name="ClusteringComparisonTable.A2" office:value-type="string">
            <text:p text:style-name="P21">Average Overlap</text:p>
          </table:table-cell>
          <table:table-cell table:style-name="ClusteringComparisonTable.A2" office:value-type="string">
            <text:p text:style-name="P15"><text:bookmark text:name="docs-internal-guid-e2e5bdab-e3f6-407c-70d6-3b42f5a167e8"/>97.9<text:span text:style-name="T4">0%</text:span></text:p>
            <text:p text:style-name="P20"/>
          </table:table-cell>
          <table:table-cell table:style-name="ClusteringComparisonTable.A2" office:value-type="string">
            <text:p text:style-name="P15"><text:bookmark text:name="docs-internal-guid-e2e5bdab-e3f6-615d-948f-1bd932761d44"/>12.37%</text:p>
            <text:p text:style-name="P20"/>
          </table:table-cell>
          <table:table-cell table:style-name="ClusteringComparisonTable.A2" office:value-type="string">
            <text:p text:style-name="P16">87.83%</text:p>
          </table:table-cell>
          <table:table-cell table:style-name="ClusteringComparisonTable.A2" office:value-type="string">
            <text:p text:style-name="P14">97.25%</text:p>
            <text:p text:style-name="P20"/>
          </table:table-cell>
          <table:table-cell table:style-name="ClusteringComparisonTable.A2" office:value-type="string">
            <text:p text:style-name="P19">96.10%</text:p>
          </table:table-cell>
          <table:table-cell table:style-name="ClusteringComparisonTable.A2" office:value-type="string">
            <text:p text:style-name="P19">96.25%</text:p>
          </table:table-cell>
          <table:table-cell table:style-name="ClusteringComparisonTable.A2" office:value-type="string">
            <text:p text:style-name="P19">86.62%</text:p>
          </table:table-cell>
          <table:table-cell table:style-name="ClusteringComparisonTable.I2" office:value-type="string">
            <text:p text:style-name="P19">97.25%</text:p>
          </table:table-cell>
        </table:table-row>
      </table:table>
      <text:p text:style-name="P2"/>
      <text:p text:style-name="P3">This is the average overlap table of various clustering methods on the Jones et al. Data set. The following should be noted on the obtained results:</text:p>
      <text:p text:style-name="P3"/>
      <text:list xml:id="list8576345681768243442" text:style-name="L4">
        <text:list-item>
          <text:p text:style-name="P4">K-Means, Hierarchical Ward, Complete Agglomerative, Average Agglomerative &amp; Birch takes the number of domains as an input. Hence, they have clearly performed <text:s/>well in the comparison.</text:p>
          <text:p text:style-name="P4"/>
        </text:list-item>
        <text:list-item>
          <text:p text:style-name="P4">Majority of the proteins in the data set were single domain, thus all those clustering methods which took the number of clusters as an input had a clear advantage over other methods. </text:p>
        </text:list-item>
      </text:list>
      <text:p text:style-name="P3"/>
      <text:list xml:id="list104906325886240" text:continue-numbering="true" text:style-name="L4">
        <text:list-item>
          <text:p text:style-name="P4">Out of all the clustering approaches, K-Means performed the best even while clustering multi-domain proteins. </text:p>
          <text:p text:style-name="P4"/>
        </text:list-item>
        <text:list-item>
          <text:p text:style-name="P4">Mean Shift and DBSCAN were the two standout clustering methods which gave good results even without giving number of clusters as an input. But these overlap scores only suggest that they can fairly accurately predict the number of domains as one in single domain proteins. <text:span text:style-name="T5">Otherwise</text:span> they performed pretty bad on multi-domain proteins with their average overlap lying in the range of 15-50% <text:span text:style-name="T5">only</text:span>. </text:p>
        </text:list-item>
      </text:list>
      <text:p text:style-name="P2"/>
      <text:list xml:id="list8555814905042551775" text:style-name="L2">
        <text:list-header>
          <text:p text:style-name="P1"/>
        </text:list-header>
      </text:list>
      <text:p text:style-name="P10">Next Steps</text:p>
      <text:list xml:id="list5511047229974351649" text:style-name="L3">
        <text:list-item>
          <text:p text:style-name="P5">Report the analysis of change in interaction energy with splitting of domains.</text:p>
        </text:list-item>
        <text:list-item>
          <text:p text:style-name="P5">Report the analysis of variation in Radius of gyration and interaction energy with varying length of proteins(250 &amp; 300).</text:p>
        </text:list-item>
        <text:list-item>
          <text:p text:style-name="P5">Read about graph based and machine learning approach for domain prediction.</text:p>
        </text:list-item>
        <text:list-item>
          <text:p text:style-name="P5">Incorporate information of secondary structures in your clustering method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1pt" fo:font-weight="normal" style:font-size-asian="9.60000038146973pt" style:font-weight-asian="normal" style:font-size-complex="11pt" style:font-weight-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9T10:11:42.395001739</meta:creation-date>
    <dc:date>2015-09-19T10:49:06.208095432</dc:date>
    <meta:editing-duration>PT5M41S</meta:editing-duration>
    <meta:editing-cycles>2</meta:editing-cycles>
    <meta:generator>LibreOffice/4.4.5.2$Linux_X86_64 LibreOffice_project/40$Build-2</meta:generator>
    <meta:document-statistic meta:table-count="1" meta:image-count="0" meta:object-count="0" meta:page-count="1" meta:paragraph-count="36" meta:word-count="304" meta:character-count="1919" meta:non-whitespace-character-count="1650"/>
  </office:meta>
</office:document-meta>
</file>